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8FA000018DEA94CDE2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6.261cm" svg:height="116.332cm" svg:x="1.889cm" svg:y="1.762cm">
          <draw:image xlink:href="Pictures/10000000000008FA000018DEA94CDE2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12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08:13:28.673000000</meta:creation-date>
    <dc:date>2015-03-10T11:54:13.634000000</dc:date>
    <meta:editing-duration>PT3H19M55S</meta:editing-duration>
    <meta:editing-cycles>1</meta:editing-cycles>
    <meta:document-statistic meta:object-count="1"/>
    <meta:generator>LibreOffice/4.3.6.2$Windows_x86 LibreOffice_project/d50a87b2e514536ed401c18000dad4660b6a169e</meta:generator>
  </office:meta>
</office:document-meta>
</file>